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h text:style-name="Title">I wanted to tell you something</text:h>
      <text:p text:style-name="Text_20_body">I wanted to tell you something in order to<text:line-break/>explain the way I feel about the Universe,<text:line-break/>its workings, etc. But I couldn't yesterday<text:line-break/>---I'm sorry---I wanted only to ball<text:line-break/>myself up and cry all day. It was the sixteenth<text:line-break/>day in a row this happened to me, and to be</text:p>
      <text:p text:style-name="Text_20_body">more than two weeks waiting to cry is,<text:line-break/>especially when, the whole time, I wasn't able to,<text:line-break/>absolutely horrible. It was no sweet sixteen,<text:line-break/>I'll tell you that much. Unless at yours, the Universe<text:line-break/>kept telling you to quit having such a ball<text:line-break/>and that you should have died, like, yesterday.</text:p>
      <text:p text:style-name="Text_20_body">At first, it feels like you're winning---that yesterday<text:line-break/>you really were meant to die, but since you still <text:span text:style-name="T1">are</text:span>,<text:line-break/>you beat the system somehow. But the Universe bawls,<text:line-break/>"No, I meant you should've crawled into<text:line-break/>a hole and fucking <text:span text:style-name="T2">died</text:span>!" And then the Universe<text:line-break/>punches you right in the gut, something like sixteen</text:p>
      <text:p text:style-name="Text_20_body">times, and all you can think is, "Some sixteenth<text:line-break/>birthday! Maybe I will go die in a hole." Yesterday,<text:line-break/>at times like this, is a luxury the cruel Universe<text:line-break/>refuses to give you. This is when it's a pain just to <text:span text:style-name="T3">be</text:span>,<text:line-break/>when that Marvell line about "rolling our stuff into one ball"<text:line-break/>just seems glib, when you don't want one body, let alone two.</text:p>
      <text:p text:style-name="Text_20_body">Something else that may come as a surprise to<text:line-break/>you: over the past more-than-a-fortnight, these sixteen<text:line-break/>days, I've had nothing to eat but crackers and a cheese ball.<text:line-break/>(That's not entirely true---yesterday<text:line-break/>I had some candy, peppermints and Jujubes.)<text:line-break/>Maybe this is why I'm so mad at the Universe---</text:p>
      <text:p text:style-name="Text_20_body">because all it has ever wanted, this Universe<text:line-break/>that gave me life, fed me from its breast til I was two,<text:line-break/>and even before that, made a place in which I could be---<text:line-break/>all it's wanted was for me to take the sixteen<text:line-break/>steps to sobriety, fold the Eight-Fold Path over yesterday<text:line-break/>and step around it lightly, as I would an exercise ball,</text:p>
      <text:p text:style-name="Text_20_body">but the problem is, dear Universe, there's no way I could be<text:line-break/>something as hard as all that, to wake up yesterday<text:line-break/>morning, stretch over my sixteen selves, bound out like a b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wanted to tell you something</dc:title>
  </office:meta>
</office:document-meta>
</file>